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0b4d7"/>
    </style:style>
    <style:style style:name="P3" style:family="paragraph" style:parent-style-name="Standard">
      <style:paragraph-properties fo:text-align="start" style:justify-single-word="false"/>
      <style:text-properties officeooo:paragraph-rsid="00153275"/>
    </style:style>
    <style:style style:name="P4" style:family="paragraph" style:parent-style-name="Standard">
      <style:text-properties style:font-name="Liberation Serif" officeooo:paragraph-rsid="001418be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444444" style:text-line-through-style="none" style:text-line-through-type="none" style:font-name="Roboto" fo:font-size="12pt" fo:letter-spacing="normal" fo:font-style="normal" style:text-underline-style="none" fo:font-weight="normal" officeooo:rsid="00153275" officeooo:paragraph-rsid="00153275" style:text-blinking="false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01418be"/>
    </style:style>
    <style:style style:name="P7" style:family="paragraph" style:parent-style-name="Standard">
      <style:paragraph-properties fo:text-align="start" style:justify-single-word="false"/>
      <style:text-properties fo:font-weight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Roboto" fo:font-size="12pt" fo:letter-spacing="normal" fo:font-style="normal" fo:font-weight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418be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1418be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officeooo:paragraph-rsid="001418be" style:text-blinking="false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888888" style:text-line-through-style="none" style:text-line-through-type="none" style:font-name="Liberation Serif" fo:font-size="12pt" fo:letter-spacing="normal" fo:font-style="normal" style:text-underline-style="none" fo:font-weight="bold" officeooo:rsid="001418be" officeooo:paragraph-rsid="001418be" style:text-blinking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paragraph-rsid="001418be"/>
    </style:style>
    <style:style style:name="P14" style:family="paragraph" style:parent-style-name="Standard">
      <style:paragraph-properties fo:margin-left="0cm" fo:margin-right="0cm" fo:margin-top="0cm" fo:margin-bottom="0.499cm" style:contextual-spacing="false" fo:text-align="end" style:justify-single-word="false" fo:text-indent="0cm" style:auto-text-indent="false"/>
      <style:text-properties fo:font-variant="normal" fo:text-transform="none" fo:color="#000000" style:font-name="Roboto" fo:font-size="12pt" fo:letter-spacing="normal" fo:font-style="normal" fo:font-weight="bold" officeooo:rsid="0010b4d7" officeooo:paragraph-rsid="0010b4d7"/>
    </style:style>
    <style:style style:name="P15" style:family="paragraph" style:parent-style-name="Standard">
      <style:paragraph-properties fo:margin-left="0cm" fo:margin-right="0cm" fo:margin-top="0cm" fo:margin-bottom="0.499cm" style:contextual-spacing="false" fo:text-align="end" style:justify-single-word="false" fo:text-indent="0cm" style:auto-text-indent="false"/>
      <style:text-properties fo:font-variant="normal" fo:text-transform="none" fo:color="#000000" style:font-name="Roboto" fo:font-size="12pt" fo:letter-spacing="normal" fo:font-style="normal" fo:font-weight="bold" officeooo:paragraph-rsid="0010b4d7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6a1b5" officeooo:paragraph-rsid="0016a1b5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a8073" officeooo:paragraph-rsid="001a8073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b3f24" officeooo:paragraph-rsid="001b3f24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f7818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20df26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221984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tyle="italic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style="italic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style="italic" officeooo:paragraph-rsid="0010b4d7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tyle="italic" officeooo:paragraph-rsid="0010b4d7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tyle="italic" fo:font-weight="bold" officeooo:paragraph-rsid="0010b4d7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style="italic" fo:font-weight="bold" officeooo:paragraph-rsid="0010b4d7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italic" fo:font-weight="normal"/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weight="bold" officeooo:paragraph-rsid="0010b4d7"/>
    </style:style>
    <style:style style:name="P3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weight="bold" officeooo:paragraph-rsid="0010b4d7"/>
    </style:style>
    <style:style style:name="P33" style:family="paragraph" style:parent-style-name="Text_20_body">
      <style:paragraph-properties fo:margin-left="0cm" fo:margin-right="0cm" fo:margin-top="0cm" fo:margin-bottom="0cm" style:contextual-spacing="false" fo:text-indent="0cm" style:auto-text-indent="false" fo:background-color="transparent" fo:padding="0.049cm" fo:border="0.06pt solid #000000">
        <style:background-image/>
      </style:paragraph-properties>
      <style:text-properties fo:font-variant="normal" fo:text-transform="none" fo:color="#000000" style:font-name="Roboto" fo:font-size="12pt" fo:letter-spacing="normal" fo:font-style="normal" fo:font-weight="normal" fo:background-color="transparent"/>
    </style:style>
    <style:style style:name="P34" style:family="paragraph" style:parent-style-name="Text_20_body">
      <style:paragraph-properties fo:margin-left="0cm" fo:margin-right="0cm" fo:text-indent="0cm" style:auto-text-indent="false" fo:background-color="transparent" fo:padding="0.049cm" fo:border="0.06pt solid #000000">
        <style:background-image/>
      </style:paragraph-properties>
      <style:text-properties fo:font-variant="normal" fo:text-transform="none" fo:color="#000000" style:font-name="Roboto" fo:font-size="12pt" fo:letter-spacing="normal" fo:font-style="normal" fo:font-weight="normal" fo:background-color="transparent"/>
    </style:style>
    <style:style style:name="P35" style:family="paragraph" style:parent-style-name="Text_20_body">
      <style:paragraph-properties fo:margin-left="0cm" fo:margin-right="0cm" fo:text-indent="0cm" style:auto-text-indent="false" fo:background-color="transparent" fo:padding="0.049cm" fo:border="0.06pt solid #000000">
        <style:background-image/>
      </style:paragraph-properties>
      <style:text-properties fo:font-variant="normal" fo:text-transform="none" fo:color="#000000" style:font-name="Roboto" fo:font-size="12pt" fo:letter-spacing="normal" fo:font-style="normal" fo:font-weight="normal" officeooo:paragraph-rsid="00153275" fo:background-color="transparent"/>
    </style:style>
    <style:style style:name="P36" style:family="paragraph" style:parent-style-name="Text_20_body">
      <style:paragraph-properties fo:margin-left="0cm" fo:margin-right="0cm" fo:text-indent="0cm" style:auto-text-indent="false" fo:background-color="transparent" fo:padding="0.049cm" fo:border="0.06pt solid #000000">
        <style:background-image/>
      </style:paragraph-properties>
      <style:text-properties fo:color="#000000" fo:background-color="transparent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/>
    </style:style>
    <style:style style:name="P38" style:family="paragraph" style:parent-style-name="Text_20_body">
      <style:text-properties fo:font-weight="bold"/>
    </style:style>
    <style:style style:name="P39" style:family="paragraph" style:parent-style-name="Text_20_body">
      <style:paragraph-properties fo:text-align="start" style:justify-single-word="false"/>
      <style:text-properties fo:font-weight="bold"/>
    </style:style>
    <style:style style:name="P4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/>
    </style:style>
    <style:style style:name="P41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color="#888888" fo:font-weight="bold"/>
    </style:style>
    <style:style style:name="P42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font-variant="normal" fo:text-transform="none" fo:color="#888888" style:font-name="Liberation Serif" fo:font-size="12pt" fo:letter-spacing="normal" fo:font-style="normal" fo:font-weight="bold" officeooo:rsid="001418be" officeooo:paragraph-rsid="001418be"/>
    </style:style>
    <style:style style:name="P43" style:family="paragraph" style:parent-style-name="Standard">
      <style:paragraph-properties fo:text-align="start" style:justify-single-word="false"/>
      <style:text-properties fo:font-weight="bold" officeooo:paragraph-rsid="00258106"/>
    </style:style>
    <style:style style:name="P4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style="italic" officeooo:paragraph-rsid="00258106"/>
    </style:style>
    <style:style style:name="P4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style="italic" fo:font-weight="bold" officeooo:paragraph-rsid="00258106"/>
    </style:style>
    <style:style style:name="P4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style="italic" fo:font-weight="normal" officeooo:paragraph-rsid="00258106" style:font-weight-asian="normal" style:font-weight-complex="normal"/>
    </style:style>
    <style:style style:name="P4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a8073" officeooo:paragraph-rsid="00258106"/>
    </style:style>
    <style:style style:name="P4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b3f24" officeooo:paragraph-rsid="00258106"/>
    </style:style>
    <style:style style:name="P4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258106" officeooo:paragraph-rsid="00258106"/>
    </style:style>
    <style:style style:name="T1" style:family="text">
      <style:text-properties fo:color="#444444" style:text-line-through-style="none" style:text-line-through-type="none" style:text-underline-style="none" fo:font-weight="bold" style:text-blinking="false"/>
    </style:style>
    <style:style style:name="T2" style:family="text">
      <style:text-properties fo:color="#444444" style:text-line-through-style="none" style:text-line-through-type="none" style:text-underline-style="none" style:text-blinking="false"/>
    </style:style>
    <style:style style:name="T3" style:family="text">
      <style:text-properties fo:font-variant="normal" fo:text-transform="none" fo:color="#444444" style:text-line-through-style="none" style:text-line-through-type="none" style:font-name="Roboto" fo:font-size="12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444444" style:text-line-through-style="none" style:text-line-through-type="none" fo:font-size="12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bold"/>
    </style:style>
    <style:style style:name="T7" style:family="text">
      <style:text-properties fo:font-variant="normal" fo:text-transform="none" style:font-name="Roboto" fo:font-size="12pt" fo:letter-spacing="normal" fo:font-style="normal" fo:font-weight="normal"/>
    </style:style>
    <style:style style:name="T8" style:family="text">
      <style:text-properties fo:font-variant="normal" fo:text-transform="none" style:font-name="Roboto" fo:font-size="12pt" fo:letter-spacing="normal" fo:font-style="normal" fo:font-weight="normal" officeooo:rsid="00204fe6"/>
    </style:style>
    <style:style style:name="T9" style:family="text">
      <style:text-properties fo:font-variant="normal" fo:text-transform="none" style:font-name="Roboto" fo:font-size="12pt" fo:letter-spacing="normal" fo:font-style="normal" fo:font-weight="bold"/>
    </style:style>
    <style:style style:name="T10" style:family="text">
      <style:text-properties fo:font-variant="normal" fo:text-transform="none" style:font-name="Roboto" fo:font-size="12pt" fo:letter-spacing="normal" fo:font-style="normal" fo:font-weight="bold" officeooo:rsid="0010b4d7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58106" style:font-weight-asian="bold" style:font-weight-complex="bold"/>
    </style:style>
    <style:style style:name="T14" style:family="text">
      <style:text-properties officeooo:rsid="00153275"/>
    </style:style>
    <style:style style:name="T15" style:family="text">
      <style:text-properties officeooo:rsid="0016a1b5"/>
    </style:style>
    <style:style style:name="T16" style:family="text">
      <style:text-properties officeooo:rsid="0018294c"/>
    </style:style>
    <style:style style:name="T17" style:family="text">
      <style:text-properties officeooo:rsid="001a8073"/>
    </style:style>
    <style:style style:name="T18" style:family="text">
      <style:text-properties officeooo:rsid="001cfaf8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f7818" style:font-weight-asian="normal" style:font-weight-complex="normal"/>
    </style:style>
    <style:style style:name="T21" style:family="text">
      <style:text-properties fo:font-weight="normal" officeooo:rsid="0020df26" style:font-weight-asian="normal" style:font-weight-complex="normal"/>
    </style:style>
    <style:style style:name="T22" style:family="text">
      <style:text-properties officeooo:rsid="0023b0bb"/>
    </style:style>
    <style:style style:name="T23" style:family="text">
      <style:text-properties officeooo:rsid="002581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Jean-Baptiste CAZAUX</text:p>
      <text:p text:style-name="P1"><text:a xlink:type="simple" xlink:href="mailto:jbcazaux@gmail.com"><text:span text:style-name="T3">jbcazaux@gmail.com</text:span></text:a></text:p>
      <text:p text:style-name="P3"><text:a xlink:type="simple" xlink:href="http://github.com/jbcazaux" office:target-frame-name="_blank" xlink:show="new"><text:span text:style-name="T3">github.com/jbcazaux</text:span></text:a></text:p>
      <text:p text:style-name="P3"><text:a xlink:type="simple" xlink:href="http://twitter.com/jbcazaux"><text:span text:style-name="T3">@jbcazaux</text:span></text:a></text:p>
      <text:p text:style-name="P5">codox.fr/cv</text:p>
      <text:p text:style-name="P2"><text:a xlink:type="simple" xlink:href="tel:0664287950"><text:span text:style-name="T3">06 64 28 79 50</text:span></text:a></text:p>
      <text:p text:style-name="P14"/>
      <text:p text:style-name="P15">Développeur Freelance Sénior<text:line-break/>Java, <text:s/>Web &amp; Web Mobile</text:p>
      <text:p text:style-name="P15">Scrum Master</text:p>
      <text:p text:style-name="P15">Formateur <text:span text:style-name="T17">JS</text:span></text:p>
      <text:p text:style-name="P15"><text:span text:style-name="T17">10</text:span> ans d'expérience</text:p>
      <text:p text:style-name="P33"><text:span text:style-name="T11">Passionné </text:span>par la technique, <text:s/>j'interviens principalement sur des missions de conseils et de développement Java, <text:s/>web et web mobile.</text:p>
      <text:p text:style-name="P35">Lors de mes 9 années en SSII j'ai été <text:span text:style-name="T11">force de proposition</text:span> sur les<text:span text:style-name="T11"> architectures</text:span>, <text:span text:style-name="T11"><text:s/>outils </text:span>et <text:span text:style-name="T11">méthodes </text:span>à adopter.</text:p>
      <text:p text:style-name="P34">Je travaille uniquement dans des contextes <text:span text:style-name="T11">agiles</text:span>, <text:s/>en axant la priorité de l'équipe sur la <text:span text:style-name="T11">qualité </text:span>et la <text:span text:style-name="T11">conformité </text:span>du produit délivré.</text:p>
      <text:p text:style-name="P34">En dehors du rôle de <text:span text:style-name="T11">tech-lead/développeur</text:span>, <text:s/>je suis aussi intervenu comme <text:span text:style-name="T11">Scrum Master </text:span>sur plusieurs missions.</text:p>
      <text:p text:style-name="P36"><text:span text:style-name="T7">Je suis également </text:span><text:span text:style-name="T9">formateur </text:span><text:span text:style-name="T10">javascript</text:span><text:span text:style-name="T7"> et je participe aux </text:span><text:span text:style-name="T9">recrutements</text:span><text:span text:style-name="T7"> lors de la phase de validation technique </text:span><text:span text:style-name="T8">de candidats</text:span><text:span text:style-name="T7">.</text:span></text:p>
      <text:p text:style-name="P41">Compétences</text:p>
      <text:p text:style-name="P38">Langages:</text:p>
      <text:p text:style-name="P27">Java / Java EE, <text:s/>Javascript, HTML5 / CSS3, Flex</text:p>
      <text:p text:style-name="P28"/>
      <text:p text:style-name="P31">Frameworks &amp; Librairies :</text:p>
      <text:p text:style-name="P26">jUnit, Mockito, Spring (ioc, <text:s/>mvc, <text:s/>aop, <text:s/>security, <text:s/>…), Guice, JPA/Hibernate, Jersey, Google Guava, Apache commons, EJB3, Struts, JSP / JSTL</text:p>
      <text:p text:style-name="P26"/>
      <text:p text:style-name="P44">Jquery, Jasmine, JS Test Driver, Qunit, Cordova, (Phonegap), Dojo, Backbone.js, Underscore.js<text:span text:style-name="T23">, Casper.js</text:span></text:p>
      <text:p text:style-name="P39"/>
      <text:p text:style-name="P39">Outils</text:p>
      <text:p text:style-name="P25"><text:span text:style-name="T14">Node.js, </text:span>Maven, Git, Jenkins, Nexus, Sonar, Tomcat, Jboss, Solr, VisualVM, Jmeter, Jira, <text:span text:style-name="T23">Puppet</text:span></text:p>
      <text:p text:style-name="P25"/>
      <text:p text:style-name="P39">Méthodes</text:p>
      <text:p text:style-name="P26">Scrum, XP, TDD, Intégration continue, DDD</text:p>
      <text:p text:style-name="P29"/>
      <text:p text:style-name="P32">Données</text:p>
      <text:p text:style-name="P26">MongoDB, <text:span text:style-name="T22">Elasticsearch, </text:span>Bases SQL</text:p>
      <text:p text:style-name="P29"/>
      <text:p text:style-name="P32">OS</text:p>
      <text:p text:style-name="P26"><text:soft-page-break/>Ubuntu, Windows</text:p>
      <text:p text:style-name="P1"/>
      <text:p text:style-name="P43">201<text:span text:style-name="T23">4</text:span> (<text:span text:style-name="T23">sur temps libre – en cours</text:span>) <text:span text:style-name="T23">Tech Lead chez BeInSoft</text:span></text:p>
      <text:p text:style-name="P49">Aide au démarrage de la startup. Affichage d'informations sur des cartes. Application pour bornes tactiles.</text:p>
      <text:p text:style-name="P47"><text:span text:style-name="T23">Choix de l'architecture technique (</text:span><text:span text:style-name="T13">Full web stack</text:span><text:span text:style-name="T23">).</text:span></text:p>
      <text:p text:style-name="P49">Mise en place de l’usine logicielle.</text:p>
      <text:p text:style-name="P48"><text:span text:style-name="T23">Test et Développement des fonctionnalités.</text:span></text:p>
      <text:p text:style-name="P46"><text:span text:style-name="T13">Node.js</text:span><text:span text:style-name="T23">, Leaflet.js / Mapbox.js, </text:span><text:span text:style-name="T13">Backbone.js</text:span>, <text:span text:style-name="T23">Casper.js</text:span>, <text:span text:style-name="T23">Express.js</text:span>, <text:span text:style-name="T23">Forever.js</text:span>, <text:span text:style-name="T23">MongoDB, Grunt, Jenkins</text:span></text:p>
      <text:p text:style-name="P45"/>
      <text:p text:style-name="P7">2013 (<text:span text:style-name="T18">18</text:span> <text:span text:style-name="T18">mois – en cours</text:span>) Développeur Java chez Mappy</text:p>
      <text:p text:style-name="P21">Intégration de flux de données (xml, <text:s/>json, <text:s/>csv) dans <text:span text:style-name="T11">MongoDB </text:span><text:span text:style-name="T20">avec des batchs java orchestrés par jenkins.</text:span></text:p>
      <text:p text:style-name="P19">Indexation des données dans solr.</text:p>
      <text:p text:style-name="P19">Développement d'une API <text:span text:style-name="T12">REST</text:span> d'accès aux données pour les terminaux web et mobiles.</text:p>
      <text:p text:style-name="P18">Configuration des environnements avec <text:span text:style-name="T12">puppet</text:span> et capistrano.</text:p>
      <text:p text:style-name="P20"><text:span text:style-name="T12">Optimisation</text:span> des ressources et du code pour supporter le fort traffic sur mappy.fr</text:p>
      <text:p text:style-name="P20">BI sur les logs avec <text:span text:style-name="T12">elasticsearch</text:span> / logstash / kibana.</text:p>
      <text:p text:style-name="P24">MongoDB, java7, Guice, Guava, Jersey, REST, solr, jUnit, Mockito, Git, <text:span text:style-name="T15">Jmeter</text:span></text:p>
      <text:p text:style-name="P24"/>
      <text:p text:style-name="P38">2012 (8 mois) Développeur web mobile au Crédit Agricole SA</text:p>
      <text:p text:style-name="P23">Le site supporte plusieurs tailles d’affichage (téléphones, <text:s/>tablettes, <text:s/>PC, <text:s/>...) et plusieurs OS grâce au <text:span text:style-name="T11">responsive design</text:span> mis en place.</text:p>
      <text:p text:style-name="P16">Mise en place de l’architecture REST et développement du site web destiné à un large public.</text:p>
      <text:p text:style-name="P22">L’autre challenge était d’améliorer l’expérience de navigation sur le site en optimisant les <text:span text:style-name="T11">performances</text:span><text:span text:style-name="T19"> </text:span><text:span text:style-name="T21">(temps de chargement, cache, latence réseau, mode offline...)</text:span>.</text:p>
      <text:p text:style-name="P16"><text:span text:style-name="T11">Référencement</text:span> du site, <text:span text:style-name="T16">pourtant full JS,</text:span> sur les moteurs de recherche.</text:p>
      <text:p text:style-name="P24">Javascript, jQuery, Js Test Driver, HTML5, CSS3, Chrome Dev Tools, REST, Spring MVC3, Java7, Tomcat7, Git</text:p>
      <text:p text:style-name="P24"/>
      <text:p text:style-name="P38">2012 (4 mois) Scrum Master &amp; Tech Lead pour l'AFPA</text:p>
      <text:p text:style-name="P16">Equipe de 3 personnes.</text:p>
      <text:p text:style-name="P16">Mise en place de scrum sur le projet.</text:p>
      <text:p text:style-name="P16">Mise en place de l’usine logicielle.</text:p>
      <text:p text:style-name="P16">Test et Développement des nouvelles fonctionnalités.</text:p>
      <text:p text:style-name="P24">Spring, Hibernate, jUnit, Mockito, Struts2, Git</text:p>
      <text:p text:style-name="P24"/>
      <text:p text:style-name="P38">2011 (2 mois) Développeur web mobile au Crédit Agricole SA</text:p>
      <text:p text:style-name="P16">Développement d’une application mobile en HTML5/CSS3 pour <text:span text:style-name="T11">iPhone, <text:s/>iPad et Android</text:span>.</text:p>
      <text:p text:style-name="P16">Développement des écrans avec le framework Dojo mobile.</text:p>
      <text:p text:style-name="P16">Mise en place du pattern MVC sur l’application.</text:p>
      <text:p text:style-name="P16">Packaging de l’application avec <text:span text:style-name="T11">PhoneGap</text:span> build (cloud).</text:p>
      <text:p text:style-name="P27">HTML5, CSS3, Javascript, Mockito, Dojo, Cordova (Phonegap), REST</text:p>
      <text:p text:style-name="P27"/>
      <text:p text:style-name="P38">2011 (4 mois) Scrum master et tech lead pour l’APEC</text:p>
      <text:p text:style-name="P16">Equipe de 4 personnes.</text:p>
      <text:p text:style-name="P16">Développement de l’application pour <text:span text:style-name="T11">iOS et Android</text:span></text:p>
      <text:p text:style-name="P16">Prise en main du framework Titanium et définition des bonnes pratiques de développement.</text:p>
      <text:p text:style-name="P16">Développement des écrans et du serveur de notifications pour mobiles iOS et Android.</text:p>
      <text:p text:style-name="P24">Javascript, Titanium, REST, Java, Spring, Hudson, SVN, Maven, Jira</text:p>
      <text:p text:style-name="P24"><text:soft-page-break/></text:p>
      <text:p text:style-name="P38">2011 (7 mois) Scrum Master et développeur pour Allianz</text:p>
      <text:p text:style-name="P16">Scrum master et développeur dans une équipe de 6 personnes de l’application RIA de devis d’assurance auto sur le portail allianz.fr.</text:p>
      <text:p text:style-name="P16">Développement en java 5 et Flex 4 des écrans.</text:p>
      <text:p text:style-name="P24">Java, Flex, jUnit, FlexUnit, Condordion, Selenium/FlexMonkium, Hudson, Maven</text:p>
      <text:p text:style-name="P24"/>
      <text:p text:style-name="P38">2010 (1 an) Tech lead pour Finance Active</text:p>
      <text:p text:style-name="P16">Tech lead dans une équipe de 3 personnes d’une application RIA de gestion de portefeuille de produits financiers de couverture de risques sur le <text:span text:style-name="T11">marché du change</text:span>.</text:p>
      <text:p text:style-name="P16">Mise en place d’une architecture REST et migration depuis Struts.</text:p>
      <text:p text:style-name="P16">Tests et développement des écrans (Java et javascript)</text:p>
      <text:p text:style-name="P16">Faire progresser l’équipe sur Scrum.</text:p>
      <text:p text:style-name="P24">Java 6, REST, Jersey, Javascript, Jquery, Qunit, HtmlUnit, Spring, Maven</text:p>
      <text:p text:style-name="P24"/>
      <text:p text:style-name="P38">2009 (6 mois) Développeur pour Vidal</text:p>
      <text:p text:style-name="P16">Conception et développement d’une application web</text:p>
      <text:p text:style-name="P16">WOA (Web Oriented Architecture) : REST, <text:s/>Mashups, <text:s/>Ajax, <text:s/>Widgets Javascripts</text:p>
      <text:p text:style-name="P16">Tests et développement des services REST de l’application</text:p>
      <text:p text:style-name="P16">Tests et développement des widgets de l’application en javascript, <text:s/>DHTMLX, <text:s/>Jquery.</text:p>
      <text:p text:style-name="P16">Faire progresser l’équipe sur Scrum</text:p>
      <text:p text:style-name="P24">Java6, REST, Jersey, Javascript, DHTMLX, Jquery, Qunit, Spring, Hibernate, Maven, Teamcity, Selenium, JSP</text:p>
      <text:p text:style-name="Text_20_body"><text:line-break/><text:span text:style-name="T6">2009 (3 mois) Développeur pour l'AFPA</text:span></text:p>
      <text:p text:style-name="P17">Test driven developpement et Acceptance Test Driven Developpement des services et des écrans de l’application.</text:p>
      <text:p text:style-name="P17">Mise en place de l’intégration continue</text:p>
      <text:p text:style-name="P30">Java 6, Spring, Struts 2, Hibernate, Fitnesse, JSP, Hudson, Maven</text:p>
      <text:p text:style-name="P30"/>
      <text:p text:style-name="P37">2008 (8 mois) Développeur pour PIA</text:p>
      <text:p text:style-name="P17">Test Driven Development (Junit / FlexUnit / FitNesse), <text:s/>intégration continue</text:p>
      <text:p text:style-name="P17">Développement des services de l’application en JEE</text:p>
      <text:p text:style-name="P17">Développement des écrans de l’application en Flex Exposition des services métiers en WebService (Annotations CXF)</text:p>
      <text:p text:style-name="P30">Java 5, Flex 3, Spring, Hibernate, Ant, Web Services SOAP</text:p>
      <text:p text:style-name="P30"/>
      <text:p text:style-name="P37">2008 (1 mois) Développeur pour Manpower</text:p>
      <text:p text:style-name="P17">Développement de services métier pour une application tierce</text:p>
      <text:p text:style-name="P17">Prise en main du framework propriétaire</text:p>
      <text:p text:style-name="P17">Conseils sur l’architecture du projet Développement des services JEE</text:p>
      <text:p text:style-name="P30">Java 5, jUnit, Hibernate, Maven</text:p>
      <text:p text:style-name="P30"/>
      <text:p text:style-name="P37">2007 (13 mois) Développeur pour ADP-GSI</text:p>
      <text:p text:style-name="P17">Développement de composants RIA pour le framework ADP</text:p>
      <text:p text:style-name="P17">Développement d’un plugin Eclipse pour l’aide à la saisie et compilation du code</text:p>
      <text:p text:style-name="P17">Développement de composants web riches (widgets) avec le framework DOJO</text:p>
      <text:p text:style-name="P17">Mise en place d’un outil de tests unitaires javascript dans le processus de build continu</text:p>
      <text:p text:style-name="P17">Evolution du framework propriétaire ADP</text:p>
      <text:p text:style-name="P30"><text:soft-page-break/>Java 5, Javascript, Dojo, JsUnit</text:p>
      <text:p text:style-name="P30"/>
      <text:p text:style-name="P37">2007 (16 jours) Accompagnement et formation pour l'UEM</text:p>
      <text:p text:style-name="P17">Configuration de l’usine logicielle et passage de compétences</text:p>
      <text:p text:style-name="P17">Intégration de plusieurs projets dans l’usine (configurations spécifiques)</text:p>
      <text:p text:style-name="P17">Support technique sur les évolutions et la maintenance</text:p>
      <text:p text:style-name="P30">CruiseControl, Maven, QaLabs</text:p>
      <text:p text:style-name="P30"/>
      <text:p text:style-name="P37">2006 (4 mois) Développeur pour Dexia Sofaxis</text:p>
      <text:p text:style-name="P17">Développement back-end (services métiers et persistance)</text:p>
      <text:p text:style-name="P17">Tests unitaires</text:p>
      <text:p text:style-name="P17">Mise en place de maven</text:p>
      <text:p text:style-name="P30">Java 5, jUnit, Hibernate, Spring, Maven, Continuum, Jboss, SQLServer 2005, SVN</text:p>
      <text:p text:style-name="P30"/>
      <text:p text:style-name="P37">2006 (10 mois) Développeur pour Club Med</text:p>
      <text:p text:style-name="P17">Analyse de l’existant et Refactoring de l’application</text:p>
      <text:p text:style-name="P17">Prise en main technique sur l’aspect téléphonie et résolutions de bugs.</text:p>
      <text:p text:style-name="P17">Analyse du code et propositions d’améliorations (Découpage en couches, <text:s/>gestion des connections, <text:s/>gestion des exceptions, <text:s/>Struts, <text:s/>mise en place de spring, <text:s/>maven et des tests unitaires)</text:p>
      <text:p text:style-name="P17">Implémentation des améliorations Propositions techniques pour une application de gestion transverse (Spring / Struts)</text:p>
      <text:p text:style-name="P30">Java, jUnit, Struts, Spring, Weblogic, DB2, CVS, Genesys</text:p>
      <text:p text:style-name="P30"/>
      <text:p text:style-name="P37">2006 (12 jours) Accompagnement et formation pour Mairie de Paris</text:p>
      <text:p text:style-name="P30">Java, jUnit, Struts, Tiles, Hibernate, Weblogic, JBOSS, Oracle, CVS</text:p>
      <text:p text:style-name="P30"/>
      <text:p text:style-name="P37">2005 (7 mois) Développeur pour l'AELB</text:p>
      <text:p text:style-name="P30">Java, jUnit, Struts, Hibernate, JBOSS, Oracle, Starteam</text:p>
      <text:p text:style-name="P30"/>
      <text:p text:style-name="P37">2004 (9 mois) Développeur pour BNP Paribas</text:p>
      <text:p text:style-name="P30">Java, jUnit, Struts, Hibernate, WAS, Oracle, SweetDev, TestDirector</text:p>
      <text:p text:style-name="P30"/>
      <text:p text:style-name="P37">2004 (2 mois) Développeur pour Ministère de l'équipement</text:p>
      <text:p text:style-name="P30">Java, Tomcat, Spring, Millstone, SQL, Oracle</text:p>
      <text:p text:style-name="P40"/>
      <text:p text:style-name="P42">Publications</text:p>
      <text:p text:style-name="P6">Blogs</text:p>
      <text:p text:style-name="P4"><text:a xlink:type="simple" xlink:href="https://github.com/jbcazaux/nodeQ#readme"><text:span text:style-name="T4">Les promesses avec Q et node.js</text:span></text:a></text:p>
      <text:p text:style-name="P4"><text:a xlink:type="simple" xlink:href="http://blog.valtech.fr/2012/09/03/optimisation-dun-site-web-mobile/"><text:span text:style-name="T4">Optimisation d'un site web mobile</text:span></text:a></text:p>
      <text:p text:style-name="P4"><text:a xlink:type="simple" xlink:href="https://github.com/jbcazaux/many2many#readme"><text:span text:style-name="T4">JPA/Hibernate mapping many-to-many with extra column</text:span></text:a></text:p>
      <text:p text:style-name="P4"><text:a xlink:type="simple" xlink:href="http://blog.valtech.fr/2009/08/20/integration-flex-blazeds-spring-dans-maven/"><text:span text:style-name="T4">Maveniser l'intégration de Flex, <text:s/>Spring et BlazeDS</text:span></text:a></text:p>
      <text:p text:style-name="P10">Magazine</text:p>
      <text:p text:style-name="P13"><text:a xlink:type="simple" xlink:href="http://www.programmez.com/"><text:span text:style-name="T5">L'agilité vue par les développeurs, <text:s/>(Programmez n°133, <text:s/>Septembre 2010)</text:span></text:a></text:p>
      <text:p text:style-name="P11"/>
      <text:p text:style-name="P12">Diplômes</text:p>
      <text:p text:style-name="P9"><text:span text:style-name="T1">1999 – 2004 </text:span><text:span text:style-name="T2">EPITA - Système d'Information et Génie Logiciel</text:span></text:p>
      <text:p text:style-name="P9"><text:span text:style-name="T11">1999 </text:span>Bac S</text:p>
      <text:p text:style-name="P11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azaux </meta:initial-creator>
    <meta:creation-date>2014-04-24T08:54:25.802022024</meta:creation-date>
    <dc:date>2014-05-28T15:52:45.076790810</dc:date>
    <dc:creator>jbcazaux </dc:creator>
    <meta:editing-duration>PT3H51M9S</meta:editing-duration>
    <meta:editing-cycles>18</meta:editing-cycles>
    <meta:generator>LibreOffice/4.2.3.3$Linux_X86_64 LibreOffice_project/420m0$Build-3</meta:generator>
    <meta:document-statistic meta:table-count="0" meta:image-count="0" meta:object-count="0" meta:page-count="4" meta:paragraph-count="140" meta:word-count="1184" meta:character-count="8076" meta:non-whitespace-character-count="6997"/>
  </office:meta>
</office:document-meta>
</file>